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 fo:line-height="100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33" style:parent-style-name="Normal" style:family="paragraph">
      <style:paragraph-properties fo:text-align="justify">
        <style:tab-stops>
          <style:tab-stop style:type="left" style:position="1.9687in"/>
        </style:tab-stops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0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8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style:text-autospace="none" fo:text-align="justify" fo:margin-bottom="0in" fo:margin-left="1.9687in">
        <style:tab-stops/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0" style:parent-style-name="Normal" style:family="paragraph">
      <style:paragraph-properties style:text-autospace="none" fo:text-align="justify" fo:margin-bottom="0in" fo:margin-left="1.9687in">
        <style:tab-stops/>
      </style:paragraph-properties>
    </style:style>
    <style:style style:name="T51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52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5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color="#000000"/>
    </style:style>
    <style:style style:name="T5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color="#000000"/>
    </style:style>
    <style:style style:name="T5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color="#000000"/>
    </style:style>
    <style:style style:name="T5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color="#000000"/>
    </style:style>
    <style:style style:name="T5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fo:color="#000000"/>
    </style:style>
    <style:style style:name="T58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59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0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1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3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4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65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P66" style:parent-style-name="Normal" style:family="paragraph">
      <style:paragraph-properties style:text-autospace="none" fo:text-align="justify" fo:margin-bottom="0in" fo:line-height="200%" fo:margin-left="1.9687in">
        <style:tab-stops>
          <style:tab-stop style:type="left" style:position="-0.2951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7" style:parent-style-name="Normal" style:family="paragraph">
      <style:paragraph-properties fo:text-align="justify" fo:margin-bottom="0in" fo:margin-left="1.9666in">
        <style:tab-stops>
          <style:tab-stop style:type="left" style:position="0.0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align="justify" fo:margin-bottom="0in" fo:text-indent="1.9687in">
        <style:tab-stops>
          <style:tab-stop style:type="left" style:position="0in"/>
        </style:tab-stops>
      </style:paragraph-properties>
    </style:style>
    <style:style style:name="T69" style:parent-style-name="Fonteparág.padrão" style:family="text">
      <style:text-properties style:font-name="Arial" style:font-name-complex="Arial" fo:font-weight="bold" style:font-weight-asian="bold"/>
    </style:style>
    <style:style style:name="T70" style:parent-style-name="Fonteparág.padrão" style:family="text">
      <style:text-properties style:font-name="Arial" style:font-name-complex="Arial" fo:font-weight="bold" style:font-weight-asian="bold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P76" style:parent-style-name="Normal" style:family="paragraph">
      <style:paragraph-properties fo:text-align="justify" fo:margin-bottom="0in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77" style:parent-style-name="Normal" style:family="paragraph">
      <style:paragraph-properties fo:text-align="justify" fo:margin-bottom="0in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78" style:parent-style-name="Normal" style:family="paragraph">
      <style:paragraph-properties fo:text-align="justify" fo:margin-bottom="0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79" style:parent-style-name="Normal" style:family="paragraph">
      <style:paragraph-properties fo:text-align="justify" fo:margin-bottom="0in" fo:text-indent="1.9687in">
        <style:tab-stops>
          <style:tab-stop style:type="left" style:position="0in"/>
        </style:tab-stops>
      </style:paragraph-properties>
    </style:style>
    <style:style style:name="T80" style:parent-style-name="Fonteparág.padrão" style:family="text">
      <style:text-properties style:font-name="Arial" style:font-name-complex="Arial" fo:font-weight="bold" style:font-weight-asian="bold"/>
    </style:style>
    <style:style style:name="T81" style:parent-style-name="Fonteparág.padrão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" style:parent-style-name="Fonteparág.padrão" style:family="text">
      <style:text-properties style:font-name="Arial" style:font-name-complex="Arial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T100" style:parent-style-name="Fonteparág.padrão" style:family="text">
      <style:text-properties style:font-name="Arial" style:font-name-complex="Arial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/>
    </style:style>
    <style:style style:name="T103" style:parent-style-name="Fonteparág.padrão" style:family="text">
      <style:text-properties style:font-name="Arial" style:font-name-complex="Arial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T108" style:parent-style-name="Fonteparág.padrão" style:family="text">
      <style:text-properties style:font-name="Arial" style:font-name-complex="Arial"/>
    </style:style>
    <style:style style:name="T109" style:parent-style-name="Fonteparág.padrão" style:family="text">
      <style:text-properties style:font-name="Arial" style:font-name-complex="Arial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 style:font-weight-complex="bold"/>
    </style:style>
    <style:style style:name="T116" style:parent-style-name="Fonteparág.padrão" style:family="text">
      <style:text-properties style:font-name="Arial" style:font-name-complex="Arial" style:font-weight-complex="bold"/>
    </style:style>
    <style:style style:name="T117" style:parent-style-name="Fonteparág.padrão" style:family="text">
      <style:text-properties style:font-name="Arial" style:font-name-complex="Arial" style:font-weight-complex="bold"/>
    </style:style>
    <style:style style:name="T118" style:parent-style-name="Fonteparág.padrão" style:family="text">
      <style:text-properties style:font-name="Arial" style:font-name-complex="Arial" style:font-weight-complex="bold"/>
    </style:style>
    <style:style style:name="T119" style:parent-style-name="Fonteparág.padrão" style:family="text">
      <style:text-properties style:font-name="Arial" style:font-name-complex="Arial" style:font-weight-complex="bold"/>
    </style:style>
    <style:style style:name="T120" style:parent-style-name="Fonteparág.padrão" style:family="text">
      <style:text-properties style:font-name="Arial" style:font-name-complex="Arial" style:font-weight-complex="bold"/>
    </style:style>
    <style:style style:name="T121" style:parent-style-name="Fonteparág.padrão" style:family="text">
      <style:text-properties style:font-name="Arial" style:font-name-complex="Arial"/>
    </style:style>
    <style:style style:name="P122" style:parent-style-name="Normal" style:family="paragraph">
      <style:paragraph-properties fo:margin-bottom="0in">
        <style:tab-stops>
          <style:tab-stop style:type="left" style:position="1.0833in"/>
          <style:tab-stop style:type="left" style:position="1.9687in"/>
        </style:tab-stops>
      </style:paragraph-properties>
    </style:style>
    <style:style style:name="T123" style:parent-style-name="Fonteparág.padrão" style:family="text">
      <style:text-properties style:font-name="Arial" style:font-name-complex="Arial" fo:font-weight="bold" style:font-weight-asian="bold"/>
    </style:style>
    <style:style style:name="T124" style:parent-style-name="Fonteparág.padrão" style:family="text">
      <style:text-properties style:font-name="Arial" style:font-name-asian="Times New Roman" style:font-name-complex="Arial" style:language-asian="pt" style:country-asian="BR"/>
    </style:style>
    <style:style style:name="T125" style:parent-style-name="Fonteparág.padrão" style:family="text">
      <style:text-properties style:font-name="Arial" style:font-name-asian="Times New Roman" style:font-name-complex="Arial" style:language-asian="pt" style:country-asian="BR"/>
    </style:style>
    <style:style style:name="P126" style:parent-style-name="Normal" style:family="paragraph">
      <style:paragraph-properties fo:margin-bottom="0in">
        <style:tab-stops>
          <style:tab-stop style:type="left" style:position="1.0833in"/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127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128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129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style:language-asian="pt" style:country-asian="BR"/>
    </style:style>
    <style:style style:name="P130" style:parent-style-name="SemEspaçamento" style:family="paragraph">
      <style:paragraph-properties fo:text-align="center" fo:line-height="150%" fo:margin-right="0.8458in"/>
      <style:text-properties style:font-name="Arial" style:font-name-complex="Arial" fo:font-weight="bold" style:font-weight-asian="bold"/>
    </style:style>
    <style:style style:name="P131" style:parent-style-name="SemEspaçamento" style:family="paragraph">
      <style:paragraph-properties fo:text-align="center" fo:line-height="150%" fo:margin-right="0.8458in"/>
      <style:text-properties style:font-name="Arial" style:font-name-complex="Arial" fo:font-weight="bold" style:font-weight-asian="bold" style:language-asian="pt" style:country-asian="BR"/>
    </style:style>
    <style:style style:name="P13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style:language-asian="pt" style:country-asian="BR"/>
    </style:style>
    <style:style style:name="P13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style:language-asian="pt" style:country-asian="BR"/>
    </style:style>
    <style:style style:name="P13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style:language-asian="pt" style:country-asian="BR"/>
    </style:style>
    <style:style style:name="P13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style:language-asian="pt" style:country-asian="BR"/>
    </style:style>
    <style:style style:name="P136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37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8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9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40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1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2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43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44" style:parent-style-name="SemEspaçamento" style:family="paragraph">
      <style:paragraph-properties fo:text-align="center" fo:line-height="115%" fo:margin-right="2.9875in"/>
    </style:style>
    <style:style style:name="T14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><text:tab/></text:p>
      <text:p text:style-name="P33"><text:span text:style-name="T34"><text:tab/></text:span><text:span text:style-name="T35">PORTARIA N</text:span><text:span text:style-name="T36">º<text:s/></text:span><text:span text:style-name="T37">3</text:span><text:span text:style-name="T38">.</text:span><text:span text:style-name="T39">1</text:span><text:span text:style-name="T40">94</text:span><text:span text:style-name="T41">, DE<text:s/></text:span><text:span text:style-name="T42">0</text:span><text:span text:style-name="T43">5</text:span><text:span text:style-name="T44"><text:s/>DE<text:s/></text:span><text:span text:style-name="T45">AGOSTO</text:span><text:span text:style-name="T46"><text:s/></text:span><text:span text:style-name="T47">DE 202</text:span><text:span text:style-name="T48">1</text:span></text:p>
      <text:p text:style-name="P49"/>
      <text:p text:style-name="P50"><text:span text:style-name="T51">Exonera,<text:s/></text:span><text:span text:style-name="T52">“</text:span><text:span text:style-name="T53">e</text:span><text:span text:style-name="T54">x-</text:span><text:span text:style-name="T55">o</text:span><text:span text:style-name="T56">fficio</text:span><text:span text:style-name="T57">”</text:span><text:span text:style-name="T58">,</text:span><text:span text:style-name="T59"><text:s/>servidor ocupante de cargo<text:s/></text:span><text:span text:style-name="T60">em comissão de<text:s/></text:span><text:span text:style-name="T61">Diretor do<text:s/></text:span><text:span text:style-name="T62">D</text:span><text:span text:style-name="T63">epartamento de<text:s/></text:span><text:span text:style-name="T64">Manutenção</text:span><text:span text:style-name="T65">, na forma que especifica.</text:span></text:p>
      <text:p text:style-name="P66"/>
      <text:p text:style-name="P67"/>
      <text:p text:style-name="P68"><text:span text:style-name="T69">IVAIR NUNES PEREIRA</text:span><text:span text:style-name="T70">,<text:s/></text:span><text:span text:style-name="T71">Pr</text:span><text:span text:style-name="T72">esidente do Departamento de Águas e Esgotos de Valinhos</text:span><text:span text:style-name="T73">, no uso das atribuições que lhe<text:s/></text:span><text:span text:style-name="T74">são conferidas por Lei</text:span><text:span text:style-name="T75">;</text:span></text:p>
      <text:p text:style-name="P76"/>
      <text:p text:style-name="P77">CONSIDERANDO<text:s/>os elementos constantes no processo<text:s/>administrativo protocolado nº.<text:s/>1.716/2021, resolve:</text:p>
      <text:p text:style-name="P78"/>
      <text:p text:style-name="P79"><text:span text:style-name="T80">Art. 1º.</text:span><text:span text:style-name="T81"><text:s/></text:span><text:span text:style-name="T82">E</text:span><text:span text:style-name="T83">xonerar “ex-officio” d</text:span><text:span text:style-name="T84">e acordo com o artigo 131, inciso II, alínea “a” da Lei nº 2.018, de 17 de janeiro de 1986 (Regime Jurídico dos Funcionários Públicos do Município de Valinhos) c/c artigo 30, inciso I, da Lei nº 3.182/98</text:span><text:span text:style-name="T85">, o servidor</text:span><text:span text:style-name="T86"><text:s/></text:span><text:span text:style-name="T87">Adriano Fábio Corazzari</text:span><text:span text:style-name="T88">, matrícula<text:s/></text:span><text:span text:style-name="T89">nº 13</text:span><text:span text:style-name="T90">6</text:span><text:span text:style-name="T91">5</text:span><text:span text:style-name="T92">,</text:span><text:span text:style-name="T93"><text:s/>portador do CPF nº<text:s/></text:span><text:span text:style-name="T94">102</text:span><text:span text:style-name="T95">.</text:span><text:span text:style-name="T96">241</text:span><text:span text:style-name="T97">.</text:span><text:span text:style-name="T98">178</text:span><text:span text:style-name="T99">-</text:span><text:span text:style-name="T100">07</text:span><text:span text:style-name="T101"><text:s/></text:span><text:span text:style-name="T102">e do RG<text:s/></text:span><text:span text:style-name="T103">18</text:span><text:span text:style-name="T104">.</text:span><text:span text:style-name="T105">674</text:span><text:span text:style-name="T106">.</text:span><text:span text:style-name="T107">491</text:span><text:span text:style-name="T108">-</text:span><text:span text:style-name="T109">2</text:span><text:span text:style-name="T110">,<text:s/></text:span><text:span text:style-name="T111">do cargo de provimento em comissão de<text:s/></text:span><text:span text:style-name="T112">Diretor do Departamento de<text:s/></text:span><text:span text:style-name="T113">Manutenção</text:span><text:span text:style-name="T114">,<text:s/></text:span><text:span text:style-name="T115">tendo como último dia de trabalho, o dia<text:s/></text:span><text:span text:style-name="T116">01</text:span><text:span text:style-name="T117"><text:s/>de<text:s/></text:span><text:span text:style-name="T118">agosto</text:span><text:span text:style-name="T119"><text:s/>de 202</text:span><text:span text:style-name="T120">1</text:span><text:span text:style-name="T121">.</text:span></text:p>
      <text:p text:style-name="P122"><text:span text:style-name="T123"><text:tab/></text:span><text:span text:style-name="T124"><text:s text:c="4"/></text:span><text:span text:style-name="T125"><text:tab/></text:span></text:p>
      <text:p text:style-name="P126"><text:s/><text:tab/><text:tab/>Valinhos,<text:s/>05<text:s/>de<text:s/>agosto<text:s/>de 2021.</text:p>
      <text:p text:style-name="P127"/>
      <text:p text:style-name="P128"/>
      <text:p text:style-name="P129"/>
      <text:p text:style-name="P130"><text:s text:c="12"/>IVAIR NUNES PEREIRA</text:p>
      <text:p text:style-name="P131"><text:s text:c="10"/>Presidente</text:p>
      <text:p text:style-name="P132"/>
      <text:p text:style-name="P133"/>
      <text:p text:style-name="P134">ALUÍSIO JOSÉ MAMPRIN BRUNELLO</text:p>
      <text:p text:style-name="P135">Diretor<text:s/>do Departamento Administrativo</text:p>
      <text:p text:style-name="P136"/>
      <text:p text:style-name="P137"/>
      <text:p text:style-name="P138">Redigida e lavrada consoante os elementos constantes<text:s/>do<text:s/>expediente administrativo<text:s/>protocolado<text:s/>sob<text:s/>nº<text:s/>1.716/2021.</text:p>
      <text:p text:style-name="P139"/>
      <text:p text:style-name="P140"/>
      <text:p text:style-name="P141"/>
      <text:p text:style-name="P142">MARCELO TADASHI NISIHARA</text:p>
      <text:p text:style-name="P143">Diretor da<text:s/>Divisão de Pessoal</text:p>
      <text:p text:style-name="P144"><text:span text:style-name="T145">Em Subs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style:font-name="Times New Roman" style:font-name-asian="Calibri" style:font-name-complex="Times New Roman" fo:font-weight="bold" style:font-weight-asian="bold"/>
    </style:style>
    <style:style style:name="WW_CharLFO5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2951in" fo:margin-left="1.3784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33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3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5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6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7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8" style:parent-style-name="Normal" style:family="paragraph">
      <style:paragraph-properties fo:margin-bottom="0in"/>
    </style:style>
    <style:style style:name="T9" style:parent-style-name="Fonteparág.padrão" style:family="text">
      <style:text-properties fo:font-size="8pt" style:font-size-asian="8pt" style:font-size-complex="8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1" style:parent-style-name="Fonteparág.padrão" style:family="text">
      <style:text-properties style:font-name-complex="Arial" fo:font-size="9pt" style:font-size-asian="9pt" style:font-size-complex="9pt"/>
    </style:style>
    <style:style style:name="T12" style:parent-style-name="Fonteparág.padrão" style:family="text">
      <style:text-properties style:font-name-complex="Arial" fo:font-size="9pt" style:font-size-asian="9pt" style:font-size-complex="9pt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P14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5" style:parent-style-name="Fonteparág.padrão" style:family="text">
      <style:text-properties fo:font-size="9pt" style:font-size-asian="9pt" style:font-size-complex="9pt"/>
    </style:style>
    <style:style style:name="T16" style:parent-style-name="Fonteparág.padrão" style:family="text">
      <style:text-properties fo:font-size="9pt" style:font-size-asian="9pt" style:font-size-complex="9pt"/>
    </style:style>
    <style:style style:name="P17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18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20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22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23" style:parent-style-name="Normal" style:family="paragraph">
      <style:paragraph-properties fo:margin-bottom="0in"/>
    </style:style>
    <style:style style:name="T24" style:parent-style-name="Fonteparág.padrão" style:family="text">
      <style:text-properties fo:font-size="8pt" style:font-size-asian="8pt" style:font-size-complex="8pt"/>
    </style:style>
    <style:style style:name="P25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26" style:parent-style-name="Fonteparág.padrão" style:family="text">
      <style:text-properties style:font-name-complex="Arial" fo:font-size="9pt" style:font-size-asian="9pt" style:font-size-complex="9pt"/>
    </style:style>
    <style:style style:name="T27" style:parent-style-name="Fonteparág.padrão" style:family="text">
      <style:text-properties style:font-name-complex="Arial" fo:font-size="9pt" style:font-size-asian="9pt" style:font-size-complex="9pt"/>
    </style:style>
    <style:style style:name="T28" style:parent-style-name="Fonteparág.padrão" style:family="text">
      <style:text-properties fo:font-size="9pt" style:font-size-asian="9pt" style:font-size-complex="9pt"/>
    </style:style>
    <style:style style:name="P29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30" style:parent-style-name="Fonteparág.padrão" style:family="text">
      <style:text-properties fo:font-size="9pt" style:font-size-asian="9pt" style:font-size-complex="9pt"/>
    </style:style>
    <style:style style:name="T31" style:parent-style-name="Fonteparág.padrão" style:family="text">
      <style:text-properties fo:font-size="9pt" style:font-size-asian="9pt" style:font-size-complex="9pt"/>
    </style:style>
    <style:style style:name="P32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text:s text:c="32"/></text:h>
        <text:h text:style-name="P3" text:outline-level="1"><text:span text:style-name="T4"><draw:frame draw:z-index="251659264" draw:style-name="a0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5" text:outline-level="1">DEPARTAMENTO DE ÁGUAS E ESGOTOS DE VALINHOS</text:h>
        <text:p text:style-name="P6"><text:span text:style-name="T7">Autarquia Municipal</text:span></text:p>
      </style:header>
      <style:footer>
        <text:p text:style-name="P8"><text:span text:style-name="T9"><draw:connector draw:type="line" svg:x1="-0.75972in" svg:y1="0.13681in" svg:x2="6.79792in" svg:y2="0.13681in" draw:z-index="251658240" draw:id="id0" draw:style-name="a1" draw:name="Conector de Seta Reta 35" text:anchor-type="paragraph"><svg:title/><svg:desc/></draw:connector></text:span></text:p>
        <text:p text:style-name="P10"><text:span text:style-name="T11">Rua</text:span><text:span text:style-name="T12"><text:s/>Orozimbo Maia nº 1054 – Vila Sônia – CEP 13274-000 <text:s/>-<text:s/></text:span><text:span text:style-name="T13">Fone: (19) 2122-4444</text:span></text:p>
        <text:p text:style-name="P14"><text:span text:style-name="T15">E</text:span><text:span text:style-name="T16">-mail: daev@daev.org.br – Home Page: www.daev.org.br</text:span></text:p>
        <text:p text:style-name="Rodapé"/>
      </style:footer>
    </style:master-page>
    <style:master-page style:next-style-name="MP0" style:name="MPF0" style:page-layout-name="PL0">
      <style:header>
        <text:h text:style-name="P17" text:outline-level="1"><text:s text:c="32"/></text:h>
        <text:h text:style-name="P18" text:outline-level="1"><text:span text:style-name="T19"><draw:frame draw:z-index="251656192" draw:style-name="a2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20" text:outline-level="1">DEPARTAMENTO DE ÁGUAS E ESGOTOS DE VALINHOS</text:h>
        <text:p text:style-name="P21"><text:span text:style-name="T22">Autarquia Municipal</text:span></text:p>
      </style:header>
      <style:footer>
        <text:p text:style-name="P23"><text:span text:style-name="T24"><draw:connector draw:type="line" svg:x1="-0.75972in" svg:y1="0.13681in" svg:x2="6.79792in" svg:y2="0.13681in" draw:z-index="251657216" draw:id="id1" draw:style-name="a3" draw:name="Conector de Seta Reta 35" text:anchor-type="paragraph"><svg:title/><svg:desc/></draw:connector></text:span></text:p>
        <text:p text:style-name="P25"><text:span text:style-name="T26">Av. Orozimbo Maia nº 1054 – Vila Sônia – CEP 13274-000<text:s/></text:span><text:span text:style-name="T27"><text:s/>-<text:s/></text:span><text:span text:style-name="T28">Fone: (19) 2122-4444</text:span></text:p>
        <text:p text:style-name="P29"><text:span text:style-name="T30">E</text:span><text:span text:style-name="T31">-mail: daev@daev.org.br – Home Page: www.daev.org.br</text:span></text:p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6T11:30:00Z</meta:creation-date>
    <dc:date>2021-08-16T11:30:00Z</dc:date>
    <meta:print-date>2021-08-05T16:00:00Z</meta:print-date>
    <meta:template xlink:href="Portarias%20(1).dot" xlink:type="simple"/>
    <meta:editing-cycles>2</meta:editing-cycles>
    <meta:editing-duration>PT0S</meta:editing-duration>
    <meta:document-statistic meta:page-count="1" meta:paragraph-count="2" meta:word-count="197" meta:character-count="1259" meta:row-count="8" meta:non-whitespace-character-count="1064"/>
  </office:meta>
</office:document-meta>
</file>